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7f39" officeooo:paragraph-rsid="00017f39"/>
    </style:style>
    <style:style style:name="P2" style:family="paragraph" style:parent-style-name="Standard">
      <style:text-properties officeooo:rsid="0002e385" officeooo:paragraph-rsid="0002e385"/>
    </style:style>
    <style:style style:name="P3" style:family="paragraph" style:parent-style-name="Standard">
      <style:text-properties officeooo:rsid="00040a10" officeooo:paragraph-rsid="00040a10"/>
    </style:style>
    <style:style style:name="P4" style:family="paragraph" style:parent-style-name="Standard">
      <style:text-properties officeooo:rsid="00040a10" officeooo:paragraph-rsid="00040a10"/>
    </style:style>
    <style:style style:name="P5" style:family="paragraph" style:parent-style-name="Standard">
      <style:text-properties officeooo:rsid="00040a10" officeooo:paragraph-rsid="0002e385"/>
    </style:style>
    <style:style style:name="P6" style:family="paragraph" style:parent-style-name="Standard">
      <style:text-properties officeooo:rsid="00017f39" officeooo:paragraph-rsid="000510dc"/>
    </style:style>
    <style:style style:name="P7" style:family="paragraph" style:parent-style-name="Standard">
      <style:text-properties officeooo:rsid="000510dc" officeooo:paragraph-rsid="000510dc"/>
    </style:style>
    <style:style style:name="P8" style:family="paragraph" style:parent-style-name="Standard">
      <style:text-properties officeooo:rsid="0002e385" officeooo:paragraph-rsid="000510dc"/>
    </style:style>
    <style:style style:name="T1" style:family="text">
      <style:text-properties officeooo:rsid="000510dc"/>
    </style:style>
    <style:style style:name="T2" style:family="text">
      <style:text-properties officeooo:rsid="0002e3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구동 순서.</text:p>
      <text:p text:style-name="P7">-자율주행 </text:p>
      <text:p text:style-name="P7">[<text:span text:style-name="T2">pi@192.168.0.</text:span>19] </text:p>
      <text:p text:style-name="P6"><text:span text:style-name="T1">1. cd ~/mycar</text:span></text:p>
      <text:p text:style-name="P6"><text:span text:style-name="T1">2. </text:span>python manage.py drive --model ~/mycar/models/model02.h5 –type=categorical</text:p>
      <text:p text:style-name="P1"/>
      <text:p text:style-name="P7">-Object Detection</text:p>
      <text:p text:style-name="P2"><text:span text:style-name="T1">[</text:span>pi@192.168.0.243<text:span text:style-name="T1">]</text:span> </text:p>
      <text:p text:style-name="P2"><text:span text:style-name="T1">1. </text:span>mjpg_streamer -i "input_uvc.so" -o"output_http.so -p 8090 -w /usr/local/share/mjpg-streamer/www/"</text:p>
      <text:p text:style-name="P2"/>
      <text:p text:style-name="P8"><text:span text:style-name="T1">[server computer]</text:span> </text:p>
      <text:p text:style-name="P8"><text:span text:style-name="T1">2. </text:span>python poee.py</text:p>
      <text:p text:style-name="P5"/>
      <text:p text:style-name="P3">-모터 작동 안할 경</text:p>
      <text:p text:style-name="P8"><text:span text:style-name="T1">[</text:span>pi@192.168.0.243<text:span text:style-name="T1">]</text:span> </text:p>
      <text:p text:style-name="P3"/>
      <text:p text:style-name="P7">1. python motor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0:28:27.050980223</meta:creation-date>
    <meta:editing-duration>PT9M49S</meta:editing-duration>
    <meta:editing-cycles>2</meta:editing-cycles>
    <meta:generator>LibreOffice/5.1.6.2$Linux_X86_64 LibreOffice_project/10m0$Build-2</meta:generator>
    <dc:date>2019-09-19T20:48:24.652075322</dc:date>
    <meta:document-statistic meta:table-count="0" meta:image-count="0" meta:object-count="0" meta:page-count="1" meta:paragraph-count="13" meta:word-count="51" meta:character-count="339" meta:non-whitespace-character-count="308"/>
  </office:meta>
</office:document-meta>
</file>